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049cm" fo:margin-top="0.109cm" fo:margin-bottom="0.109cm" loext:contextual-spacing="false" fo:line-height="100%" fo:text-align="justify" style:justify-single-word="false" fo:orphans="0" fo:widows="0" fo:text-indent="0cm" style:auto-text-indent="false"/>
    </style:style>
    <style:style style:name="P2" style:family="paragraph" style:parent-style-name="Text_20_body">
      <style:paragraph-properties fo:margin-left="0cm" fo:margin-right="0.049cm" fo:margin-top="0.109cm" fo:margin-bottom="0.109cm" loext:contextual-spacing="false" fo:line-height="100%" fo:text-align="justify" style:justify-single-word="false" fo:orphans="0" fo:widows="0" fo:text-indent="0cm" style:auto-text-indent="false"/>
      <style:text-properties fo:color="#000000" style:font-name="Times New Roman" fo:font-size="12pt"/>
    </style:style>
    <style:style style:name="P3" style:family="paragraph" style:parent-style-name="Text_20_body">
      <style:paragraph-properties fo:margin-left="0cm" fo:margin-right="0.049cm" fo:margin-top="0.109cm" fo:margin-bottom="0.109cm" loext:contextual-spacing="false" fo:line-height="100%" fo:text-align="justify" style:justify-single-word="false" fo:orphans="0" fo:widows="0" fo:text-indent="0cm" style:auto-text-indent="false"/>
      <style:text-properties style:font-name="Times New Roman" fo:font-size="12pt"/>
    </style:style>
    <style:style style:name="P4" style:family="paragraph" style:parent-style-name="Text_20_body">
      <style:paragraph-properties fo:margin-left="2cm" fo:margin-right="0.049cm" fo:margin-top="0.109cm" fo:margin-bottom="0.109cm" loext:contextual-spacing="false" fo:line-height="100%" fo:text-align="justify" style:justify-single-word="false" fo:orphans="0" fo:widows="0" fo:text-indent="0cm" style:auto-text-indent="false"/>
      <style:text-properties style:font-name="Times New Roman" fo:font-size="11pt"/>
    </style:style>
    <style:style style:name="P5" style:family="paragraph" style:parent-style-name="Text_20_body">
      <style:paragraph-properties fo:margin-top="0cm" fo:margin-bottom="0cm" loext:contextual-spacing="false" fo:text-align="start" style:justify-single-word="false"/>
    </style:style>
    <style:style style:name="P6" style:family="paragraph" style:parent-style-name="Text_20_body">
      <style:paragraph-properties fo:margin-top="0cm" fo:margin-bottom="0cm" loext:contextual-spacing="false" fo:text-align="justify" style:justify-single-word="false" fo:orphans="0" fo:widows="0"/>
      <style:text-properties style:font-name="Times New Roman" fo:font-size="12pt"/>
    </style:style>
    <style:style style:name="P7" style:family="paragraph" style:parent-style-name="Text_20_body">
      <style:paragraph-properties fo:margin-left="2cm" fo:margin-right="0cm" fo:margin-top="0cm" fo:margin-bottom="0cm" loext:contextual-spacing="false" fo:text-align="justify" style:justify-single-word="false" fo:orphans="0" fo:widows="0" fo:text-indent="0cm" style:auto-text-indent="false"/>
      <style:text-properties style:font-name="Times New Roman" fo:font-size="11pt"/>
    </style:style>
    <style:style style:name="P8" style:family="paragraph" style:parent-style-name="Text_20_body">
      <style:paragraph-properties fo:margin-left="2cm" fo:margin-right="0cm" fo:margin-top="0cm" fo:margin-bottom="0cm" loext:contextual-spacing="false"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orphans="0" fo:widows="0" fo:text-indent="0cm" style:auto-text-indent="false"/>
      <style:text-properties fo:font-variant="normal" fo:text-transform="none" style:font-name="Times New Roman" fo:font-size="12pt" fo:font-style="normal" fo:font-weight="normal"/>
    </style:style>
    <style:style style:name="P10" style:family="paragraph" style:parent-style-name="Text_20_body">
      <style:paragraph-properties fo:margin-left="0cm" fo:margin-right="0cm" fo:text-align="justify" style:justify-single-word="false" fo:text-indent="0cm" style:auto-text-indent="false"/>
      <style:text-properties fo:font-variant="normal" fo:text-transform="none" fo:font-style="normal" fo:font-weight="normal"/>
    </style:style>
    <style:style style:name="P11" style:family="paragraph" style:parent-style-name="Text_20_body">
      <style:paragraph-properties fo:margin-left="0cm" fo:margin-right="0cm" fo:text-align="justify" style:justify-single-word="false" fo:orphans="0" fo:widows="0" fo:text-indent="0cm" style:auto-text-indent="false"/>
      <style:text-properties fo:font-variant="normal" fo:text-transform="none" fo:font-style="normal" fo:font-weight="normal"/>
    </style:style>
    <style:style style:name="P12" style:family="paragraph" style:parent-style-name="Text_20_body">
      <style:paragraph-properties fo:margin-left="0cm" fo:margin-right="0cm" fo:line-height="100%" fo:text-align="justify" style:justify-single-word="false" fo:orphans="0" fo:widows="0" fo:text-indent="0cm" style:auto-text-indent="false"/>
      <style:text-properties fo:font-variant="normal" fo:text-transform="none" fo:font-style="normal" fo:font-weight="normal"/>
    </style:style>
    <style:style style:name="P13" style:family="paragraph" style:parent-style-name="Standard">
      <style:text-properties style:font-name="Liberation Serif" fo:font-size="12pt" style:font-size-asian="12pt" style:font-size-complex="12pt"/>
    </style:style>
    <style:style style:name="T1" style:family="text">
      <style:text-properties fo:color="#000000"/>
    </style:style>
    <style:style style:name="T2" style:family="text">
      <style:text-properties fo:color="#000000" fo:font-size="12pt"/>
    </style:style>
    <style:style style:name="T3" style:family="text">
      <style:text-properties fo:color="#000000" fo:font-size="12pt" fo:font-style="italic"/>
    </style:style>
    <style:style style:name="T4" style:family="text">
      <style:text-properties fo:color="#000000" style:font-name="Times New Roman" fo:font-size="12pt"/>
    </style:style>
    <style:style style:name="T5" style:family="text">
      <style:text-properties fo:color="#000000" style:font-name="Times New Roman" fo:font-size="12pt" fo:font-style="italic"/>
    </style:style>
    <style:style style:name="T6" style:family="text">
      <style:text-properties fo:color="#000000" style:font-name="Arial" fo:font-size="10.5pt"/>
    </style:style>
    <style:style style:name="T7" style:family="text">
      <style:text-properties fo:color="#000000" fo:font-size="10.5pt"/>
    </style:style>
    <style:style style:name="T8" style:family="text">
      <style:text-properties fo:color="#000000" fo:font-style="italic"/>
    </style:style>
    <style:style style:name="T9" style:family="text">
      <style:text-properties fo:font-size="12pt"/>
    </style:style>
    <style:style style:name="T10" style:family="text">
      <style:text-properties style:font-name="Times New Roman" fo:font-size="12pt"/>
    </style:style>
    <style:style style:name="T11" style:family="text">
      <style:text-properties fo:font-style="italic"/>
    </style:style>
    <style:style style:name="T12" style:family="text">
      <style:text-properties fo:font-variant="normal" fo:text-transform="none"/>
    </style:style>
    <style:style style:name="T13" style:family="text">
      <style:text-properties fo:font-variant="normal" fo:text-transform="none" fo:font-style="normal"/>
    </style:style>
    <style:style style:name="T14" style:family="text">
      <style:text-properties fo:font-variant="normal" fo:text-transform="none" fo:font-style="normal" fo:font-weight="normal"/>
    </style:style>
    <style:style style:name="T15" style:family="text">
      <style:text-properties fo:font-variant="normal" fo:text-transform="none" style:font-name="Liberation Serif" fo:font-style="normal" fo:font-weight="normal"/>
    </style:style>
    <style:style style:name="T16" style:family="text">
      <style:text-properties fo:font-variant="normal" fo:text-transform="none" style:font-name="Liberation Serif" fo:font-size="12pt" fo:font-style="normal" fo:font-weight="normal" style:font-size-asian="12pt" style:font-size-complex="12pt"/>
    </style:style>
    <style:style style:name="T17" style:family="text">
      <style:text-properties style:font-name="Liberation Serif"/>
    </style:style>
    <style:style style:name="T18" style:family="text">
      <style:text-properties style:font-name="Liberation Serif"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stos etc.</text:p>
      <text:p text:style-name="P13">MARLOS GUSTAVOS DE CALDAS BRITO<text:span text:style-name="T1">, condenado a treze anos e seis meses de reclusão, atualmente em regime semiaberto, requereu remição de 100 dias pelo estudo, amparada na previsão do art. 126 da Lei 12.433/2011 e na Recomendação nº 44/2013, do CNJ, período correspondente ao 50% da carga horária definitiva para o ensino médio em instituição de ensino e ainda requereu 49 dias em relação a carga horária de estudo no ano de 2018 em curso superior de licenciatura em informática (evento 8).</text:span></text:p>
      <text:p text:style-name="P13">Opinou o Ministério Público pela  procedência em parte,  em razão que o apenado deve ser beneficiado como se houvesse participado de 1.200 horas/aula, devendo remir a pena em 50 (cinquenta) dias por ter sido aprovada no ENEM/2017 e 16 (dezesseis) dias em relação a carga horária de estudos em 2018 (evento 11).</text:p>
      <text:p text:style-name="P13">Relatados.</text:p>
      <text:p text:style-name="P13">A Recomendação nº 44/2013 do CNJ indica aos Tribunais a possibilidade de remição por aprovação nos exames nacionais que certificam a conclusão do ensino fundamental Exame Nacional para Certificação de Competências de Jovens e Adultos (ENCCEJA) ou médio Exame Nacional do Ensino Médio (ENEM), a saber: </text:p>
      <text:p text:style-name="P13">RECOMENDAÇÃO N. 44, DE 26 DE NOVEMBRO DE 2013. Dispõe sobre atividades educacionais complementares para fins de remição da pena pelo estudo e estabelece critérios para a admissão pela leitura. Art. 1º Recomendar aos Tribunais que: (...). </text:p>
      <text:p text:style-name="P13">IV - na hipótese de o apenado não estar, circunstancialmente, vinculado a atividades regulares de ensino no interior do estabelecimento penal e realizar estudos por conta própria, ou com simples acompanhamento pedagógico, logrando, com isso, obter aprovação nos exames nacionais que certificam a conclusão do ensino fundamental Exame Nacional para Certificação de Competências de Jovens e Adultos (ENCCEJA) ou médio Exame Nacional do Ensino Médio (ENEM), a fim de se dar plena aplicação ao disposto no § 5º do art. 126 da LEP (Lei n. 7.210/84), considerar, como base de cálculo para fins de cômputo das horas, visando à remição da pena pelo estudo, 50% (cinquenta por cento) da carga horária definida legalmente para cada nível de ensino [fundamental ou médio - art. 4º, incisos II, III e seu parágrafo único, todos da Resolução n. 03/2010, do CNE], isto é, 1600 (mil e seiscentas) horas para os anos finais do ensino fundamental e 1200 (mil e duzentas) horas para o ensino médio ou educação profissional técnica de nível médio; [...]</text:p>
      <text:p text:style-name="P13"/>
      <text:p text:style-name="P13">Como resultado de uma interpretação analógica <text:span text:style-name="T11">in bonam partem</text:span><text:span text:style-name="T12"> </text:span><text:span text:style-name="T13">da norma inserta no art. 126 da LEP, segundo reiterada jurisprudência do Superior Tribunal de Justiça, é possível a hipótese de abreviação da reprimenda em razão de atividades que não estejam expressas no texto legal. Neste sentido, os seguintes precedentes:</text:span></text:p>
      <text:p text:style-name="P13"/>
      <text:p text:style-name="P13">EXECUÇÃO PENAL. HABEAS CORPUS SUBSTITUTIVO DE RECURSO PRÓPRIO. REMIÇÃO DA PENA. ART. 126 DA LEI N. 7.210/1984. EXECUÇÃO PENAL. RECOMENDAÇÃO N. 44/2013 DO CNJ. APROVAÇÃO NO ENEM E NO ENCCEJA. APENADO VINCULADO A ATIVIDADES REGULARES DE ENSINO NO INTERIOR DO ESTABELECIMENTO PRISIONAL. INTERPRETAÇÃO EXTENSIVA IN BONAM PARTEM. POSSIBILIDADE. MANIFESTA ILEGALIDADE VERIFICADA. WRIT NÃO CONHECIDO. ORDEM CONCEDIDA, DE OFÍCIO. 1. Esta Corte e o Supremo Tribunal Federal pacificaram orientação no sentido de que não cabe habeas corpus substitutivo do recurso legalmente previsto para a hipótese, impondo-se o não conhecimento da impetração, salvo quando constatada a existência de flagrante ilegalidade no ato judicial impugnado, a justificar a concessão da ordem, de ofício. 2. A jurisprudência deste Superior Tribunal de Justiça, como resultado de uma interpretação analógica in bonam partem da norma inserta no art. 126 da LEP, possui entendimento de que é possível a hipótese de abreviação da reprimenda em razão de atividades que não estejam expressas no texto legal. 3. A Recomendação n. 44/2013 do CNJ indica aos Tribunais a possibilidade de remição por aprovação nos exames nacionais que certificam a conclusão do ensino fundamental Exame Nacional para Certificação de Competências de Jovens e Adultos (ENCCEJA) ou médio <text:soft-page-break/>Exame Nacional do Ensino Médio (ENEM). 4. In casu, diante da possibilidade de interpretação extensiva in bonam partem, entende-se que cabe a remição até mesmo para presos que estudam por conta própria, não havendo falar em afastamento da possibilidade da concessão da benesse aos apenados que estejam vinculados a atividades regulares de ensino no interior do estabelecimento. 5. Habeas corpus não conhecido. Ordem concedida, de ofício, para reconhecer o direito do paciente à remição da pena pela aprovação no ENCCEJA (Exame Nacional para Certificação de Competências de Jovens e Adultos) e no ENEM (Exame Nacional do Ensino Médio). (HC 361.462/DF, Rel. Ministro RIBEIRO DANTAS, QUINTA TURMA, julgado em 18/05/2017, DJe 25/05/2017).</text:p>
      <text:p text:style-name="P13"/>
      <text:p text:style-name="P13">AGRAVO REGIMENTAL NO AGRAVO EM RECURSO ESPECIAL. EXECUÇÃO PENAL. REMIÇÃO PELA LEITURA. POSSIBILIDADE. ACÓRDÃO DO TRIBUNAL DE ORIGEM EM DISSONÂNCIA COM A ORIENTAÇÃO JURISPRUDENCIAL DESTA CORTE SUPERIOR. MANUTENÇÃO DA DECISÃO AGRAVADA. INSURGÊNCIA DESPROVIDA. 1. Hipótese em que o reeducando teve remidos quatro dias de sua reprimenda privativa de liberdade pela leitura, nos termos da Recomendação n.º 44/2013, do Conselho Nacional de Justiça. 2. Esta Corte Superior de Justiça firmou entendimento no sentido de ser viável a concessão da remissão por atividades não expressas na lei, diante de uma interpretação extensiva in bonam partem do artigo 126 da Lei de Execução Penal. 3. Agravo regimental a que se nega provimento." (AgRg no AREsp 696.637/SP, Rel. Ministro JORGE MUSSI, QUINTA TURMA, julgado em 23/02/2016, DJe 04/03/2016).</text:p>
      <text:p text:style-name="P13"/>
      <text:p text:style-name="P13">HABEAS CORPUS SUBSTITUTIVO. EXECUÇÃO PENAL. (1) REMIÇÃO DA PENA PELA LEITURA. ART. 126 DA LEI DE EXECUÇÃO PENAL. TELEOLOGIA. INTERPRETAÇÃO EXTENSIVA IN BONAM PARTEM. PRECEDENTES. (2) WRIT NÃO CONHECIDO. ORDEM CONCEDIDA DE OFÍCIO. 1. A finalidade do instituto da remição, ao abreviar a pena, é incentivar o bom comportamento do sentenciado e sua readaptação ao convívio social e, portanto, o art. 126 da LEP admite interpretação extensiva in bonam partem, permitindo-se a remição pela leitura. 2. Writ não conhecido. Ordem expedida de ofício, para restabelecer a decisão do juízo singular (execução n.º 815/14). (HC 326.499/SP, Rel. Ministra MARIA THEREZA DE ASSIS MOURA, SEXTA TURMA, julgado em 04/08/2015, DJe 17/08/2015.)</text:p>
      <text:p text:style-name="P13">Assim, diante da possibilidade de interpretação extensiva <text:span text:style-name="T11">in bonam partem</text:span>, entende-se que cabe a remição até mesmo para presos que estudam por conta própria, não havendo se falar em afastamento da possibilidade da concessão da benesse aos apenados que estejam vinculados a atividades regulares de ensino no interior do estabelecimento. </text:p>
      <text:p text:style-name="P13">De logo, verifico que para os cálculos devem ser observados os termos do artigo 126 § 1º, inciso I, e § 5º, da LEP e a Recomendação nº 44/2013 do CNJ, dividindo-se o total obtido, 600 horas, por 12 (um dia de pena para cada doze horas), resultando em 50 dias de remição.</text:p>
      <text:p text:style-name="P13">Quanto a remição pelo estudo em ensino superior, o artigo 126 da LEP dispõe que <text:span text:style-name="T1">"</text:span><text:span text:style-name="T8">o condenado que cumpre a pena em regime fechado ou semiaberto poderá remir, por trabalho ou por estudo, parte do tempo de execução da pena</text:span><text:span text:style-name="T1">". Ademais, o artigo 126 </text:span>§1º, I da Lei nº 12.433/2011<text:span text:style-name="T1">, aduz que a remição pelo estudo tem como contagem de tempo a razão de a cada 12 (doze) horas de frequência escolar - atividade de ensino fundamental, médio, inclusive profissionalizante, ou superior, ou ainda de requalificação profissional - divididas, no mínimo, em 3 (três) dias.</text:span></text:p>
      <text:p text:style-name="P13">Desse modo, é de se observar que no ano letivo de 2018, o apenado cumpriu carga horária total de 584,8 horas de estudo, sendo que a cada 12 (doze) horas, o apenado fará jus a remição de um dia de pena, que é 48 (quarenta e oito) dias, divididas, no mínimo em 3 (três) dias, ficando assim 16 (dezesseis) dias remidos da sua pena.</text:p>
      <text:p text:style-name="Standard"><text:span text:style-name="T16">Isto posto, declaro </text:span><text:span text:style-name="Strong_20_Emphasis"><text:span text:style-name="T16">remidos 2 (dois) meses e 6 (seis) dias da pena </text:span></text:span><text:span text:style-name="T16">em execução, sendo 50 (cinquenta dias) remidos por ter sido aprovado no ENEM/2017, e 16 (dezesseis) dias em relação a carga horária de estudos em ensino superior no ano de 2018.</text:spa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2:04:11.469000000</meta:creation-date>
    <dc:date>2019-03-20T12:09:20.057000000</dc:date>
    <meta:editing-duration>PT5M9S</meta:editing-duration>
    <meta:editing-cycles>1</meta:editing-cycles>
    <meta:document-statistic meta:table-count="0" meta:image-count="0" meta:object-count="0" meta:page-count="2" meta:paragraph-count="17" meta:word-count="1286" meta:character-count="8055" meta:non-whitespace-character-count="6779"/>
    <meta:generator>LibreOffice/6.0.3.2$Windows_X86_64 LibreOffice_project/8f48d515416608e3a835360314dac7e47fd0b821</meta:generator>
  </office:meta>
</office:document-meta>
</file>